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27cm" svg:x="2.27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3.54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17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81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17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2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905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3.54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4.175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81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27cm" svg:x="2.2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3.54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17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8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27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2.90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17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2.905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3.54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4.175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5.44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5.445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5.44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7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5.445cm" svg:y="9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s Osorio</meta:initial-creator>
    <meta:creation-date>2009-01-19T18:43:41</meta:creation-date>
    <dc:creator>Andres Osorio</dc:creator>
    <dc:date>2009-01-22T14:07:05</dc:date>
    <meta:editing-cycles>3</meta:editing-cycles>
    <meta:editing-duration>PT31M35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